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7444" calcext:value-type="float">
            <text:p>81.6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242" calcext:value-type="float">
            <text:p>81.59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24036129032" calcext:value-type="float">
            <text:p>81.592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74585806452" calcext:value-type="float">
            <text:p>81.577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9232" calcext:value-type="float">
            <text:p>81.57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12815483871" calcext:value-type="float">
            <text:p>81.611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69184" calcext:value-type="float">
            <text:p>81.5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89161290323" calcext:value-type="float">
            <text:p>81.53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1243870968" calcext:value-type="float">
            <text:p>81.509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18774193548" calcext:value-type="float">
            <text:p>81.511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3304" calcext:value-type="float">
            <text:p>81.5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08131612903" calcext:value-type="float">
            <text:p>81.550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98928" calcext:value-type="float">
            <text:p>81.53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52492903226" calcext:value-type="float">
            <text:p>81.525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5656774194" calcext:value-type="float">
            <text:p>81.512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0288" calcext:value-type="float">
            <text:p>81.48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64291612903" calcext:value-type="float">
            <text:p>81.526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71776" calcext:value-type="float">
            <text:p>81.5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03158709678" calcext:value-type="float">
            <text:p>81.48031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5899354839" calcext:value-type="float">
            <text:p>81.534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3429677419" calcext:value-type="float">
            <text:p>81.537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0088" calcext:value-type="float">
            <text:p>81.57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99947096774" calcext:value-type="float">
            <text:p>81.5899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80056" calcext:value-type="float">
            <text:p>81.5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13452903226" calcext:value-type="float">
            <text:p>81.531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22185806452" calcext:value-type="float">
            <text:p>81.562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82216" calcext:value-type="float">
            <text:p>81.4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86646451613" calcext:value-type="float">
            <text:p>81.4686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3448" calcext:value-type="float">
            <text:p>81.4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32655483871" calcext:value-type="float">
            <text:p>81.483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65531428572" calcext:value-type="float">
            <text:p>81.49655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2215483871" calcext:value-type="float">
            <text:p>81.5122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6836129032" calcext:value-type="float">
            <text:p>81.546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8024" calcext:value-type="float">
            <text:p>81.52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00584516129" calcext:value-type="float">
            <text:p>81.5100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12568" calcext:value-type="float">
            <text:p>81.5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22996129032" calcext:value-type="float">
            <text:p>81.522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60647741936" calcext:value-type="float">
            <text:p>81.5360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12036" calcext:value-type="float">
            <text:p>81.46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4126451613" calcext:value-type="float">
            <text:p>81.357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1736" calcext:value-type="float">
            <text:p>81.34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79331612903" calcext:value-type="float">
            <text:p>81.367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7795714286" calcext:value-type="float">
            <text:p>81.34877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1656774194" calcext:value-type="float">
            <text:p>81.360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91708387097" calcext:value-type="float">
            <text:p>81.389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72032" calcext:value-type="float">
            <text:p>81.4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72332903226" calcext:value-type="float">
            <text:p>81.397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43" calcext:value-type="float">
            <text:p>81.3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1587096774" calcext:value-type="float">
            <text:p>81.378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9042580645" calcext:value-type="float">
            <text:p>81.357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13816" calcext:value-type="float">
            <text:p>81.36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8562580645" calcext:value-type="float">
            <text:p>81.3548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8848" calcext:value-type="float">
            <text:p>81.34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9841290323" calcext:value-type="float">
            <text:p>81.3209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56849655172" calcext:value-type="float">
            <text:p>81.32568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8968516129" calcext:value-type="float">
            <text:p>81.318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16232258065" calcext:value-type="float">
            <text:p>81.32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45084" calcext:value-type="float">
            <text:p>81.33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74820645161" calcext:value-type="float">
            <text:p>81.3474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45592" calcext:value-type="float">
            <text:p>81.33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94196129032" calcext:value-type="float">
            <text:p>81.3394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8823225806" calcext:value-type="float">
            <text:p>81.329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74244" calcext:value-type="float">
            <text:p>81.297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1143225806" calcext:value-type="float">
            <text:p>81.2811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95352" calcext:value-type="float">
            <text:p>81.26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6753548387" calcext:value-type="float">
            <text:p>81.271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1966" calcext:value-type="float">
            <text:p>81.26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31790967742" calcext:value-type="float">
            <text:p>81.283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4295483871" calcext:value-type="float">
            <text:p>81.2714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3208" calcext:value-type="float">
            <text:p>81.2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7338064516" calcext:value-type="float">
            <text:p>81.2477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4096" calcext:value-type="float">
            <text:p>81.20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79218064516" calcext:value-type="float">
            <text:p>81.227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85001290323" calcext:value-type="float">
            <text:p>81.258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4684" calcext:value-type="float">
            <text:p>81.268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3827096774" calcext:value-type="float">
            <text:p>81.2653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09272" calcext:value-type="float">
            <text:p>81.23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4753548387" calcext:value-type="float">
            <text:p>81.195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38214285714" calcext:value-type="float">
            <text:p>81.1938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3624516129" calcext:value-type="float">
            <text:p>81.233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93385714286" calcext:value-type="float">
            <text:p>81.2493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37671428572" calcext:value-type="float">
            <text:p>81.30376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2032" calcext:value-type="float">
            <text:p>81.2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7522580645" calcext:value-type="float">
            <text:p>81.284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50585714286" calcext:value-type="float">
            <text:p>81.2950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0489032258" calcext:value-type="float">
            <text:p>81.3230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36590967742" calcext:value-type="float">
            <text:p>81.313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97992" calcext:value-type="float">
            <text:p>81.34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20743225807" calcext:value-type="float">
            <text:p>81.342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4172" calcext:value-type="float">
            <text:p>81.34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1894193549" calcext:value-type="float">
            <text:p>81.34118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59378064516" calcext:value-type="float">
            <text:p>81.355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15848" calcext:value-type="float">
            <text:p>81.36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05104" calcext:value-type="float">
            <text:p>81.3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2183225807" calcext:value-type="float">
            <text:p>81.3512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05045517241" calcext:value-type="float">
            <text:p>81.34050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72032" calcext:value-type="float">
            <text:p>81.4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13104" calcext:value-type="float">
            <text:p>81.40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9107862069" calcext:value-type="float">
            <text:p>81.35910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86214193548" calcext:value-type="float">
            <text:p>81.3686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24204" calcext:value-type="float">
            <text:p>81.392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23865806452" calcext:value-type="float">
            <text:p>81.382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51396129033" calcext:value-type="float">
            <text:p>81.3851396129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33196" calcext:value-type="float">
            <text:p>81.373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3553548387" calcext:value-type="float">
            <text:p>81.3783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699483871" calcext:value-type="float">
            <text:p>81.3786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5985714286" calcext:value-type="float">
            <text:p>81.4245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2100645161" calcext:value-type="float">
            <text:p>81.457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89393548387" calcext:value-type="float">
            <text:p>81.478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1928" calcext:value-type="float">
            <text:p>81.52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36934193548" calcext:value-type="float">
            <text:p>81.563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4096" calcext:value-type="float">
            <text:p>81.58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56077419355" calcext:value-type="float">
            <text:p>81.61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96908387097" calcext:value-type="float">
            <text:p>81.739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60088" calcext:value-type="float">
            <text:p>81.70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8985806452" calcext:value-type="float">
            <text:p>81.668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0750967742" calcext:value-type="float">
            <text:p>81.594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7246" calcext:value-type="float">
            <text:p>81.59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5770322581" calcext:value-type="float">
            <text:p>81.652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6550967742" calcext:value-type="float">
            <text:p>81.6626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3144" calcext:value-type="float">
            <text:p>81.81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22585806452" calcext:value-type="float">
            <text:p>81.882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0544" calcext:value-type="float">
            <text:p>81.8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69318709678" calcext:value-type="float">
            <text:p>81.83693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0296774194" calcext:value-type="float">
            <text:p>81.796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0464" calcext:value-type="float">
            <text:p>81.6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6823225807" calcext:value-type="float">
            <text:p>81.6346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66288" calcext:value-type="float">
            <text:p>81.58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4366451613" calcext:value-type="float">
            <text:p>81.549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3745714286" calcext:value-type="float">
            <text:p>81.5373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1827096774" calcext:value-type="float">
            <text:p>81.5701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56598709677" calcext:value-type="float">
            <text:p>81.565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88004" calcext:value-type="float">
            <text:p>81.638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31207741936" calcext:value-type="float">
            <text:p>81.6031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92272" calcext:value-type="float">
            <text:p>81.5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05036129032" calcext:value-type="float">
            <text:p>81.6305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03331612903" calcext:value-type="float">
            <text:p>81.5203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00504" calcext:value-type="float">
            <text:p>81.4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0695483871" calcext:value-type="float">
            <text:p>81.4390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42136" calcext:value-type="float">
            <text:p>81.4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0990967742" calcext:value-type="float">
            <text:p>81.405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22154482759" calcext:value-type="float">
            <text:p>81.39221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19816774194" calcext:value-type="float">
            <text:p>81.4119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99747096774" calcext:value-type="float">
            <text:p>81.429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6276" calcext:value-type="float">
            <text:p>81.4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4343" calcext:value-type="float">
            <text:p>81.484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08566451613" calcext:value-type="float">
            <text:p>81.4808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60247741936" calcext:value-type="float">
            <text:p>81.216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83312" calcext:value-type="float">
            <text:p>81.2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2606451613" calcext:value-type="float">
            <text:p>81.28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0724" calcext:value-type="float">
            <text:p>81.2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49721290323" calcext:value-type="float">
            <text:p>81.2249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52662857143" calcext:value-type="float">
            <text:p>81.2152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25718709678" calcext:value-type="float">
            <text:p>81.24257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83612903226" calcext:value-type="float">
            <text:p>81.27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28524" calcext:value-type="float">
            <text:p>81.292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2490322581" calcext:value-type="float">
            <text:p>81.314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28752" calcext:value-type="float">
            <text:p>81.32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75630967742" calcext:value-type="float">
            <text:p>81.307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65625806452" calcext:value-type="float">
            <text:p>81.26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3864" calcext:value-type="float">
            <text:p>81.24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62300645161" calcext:value-type="float">
            <text:p>81.2362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7312" calcext:value-type="float">
            <text:p>81.18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00098064516" calcext:value-type="float">
            <text:p>81.170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7196" calcext:value-type="float">
            <text:p>81.1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07963870968" calcext:value-type="float">
            <text:p>81.1707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5736774194" calcext:value-type="float">
            <text:p>81.1955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51792" calcext:value-type="float">
            <text:p>81.2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61230967742" calcext:value-type="float">
            <text:p>81.216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44248" calcext:value-type="float">
            <text:p>81.22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05070967742" calcext:value-type="float">
            <text:p>81.240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974967742" calcext:value-type="float">
            <text:p>81.25997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80544" calcext:value-type="float">
            <text:p>81.25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27163870968" calcext:value-type="float">
            <text:p>81.292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0612" calcext:value-type="float">
            <text:p>81.35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5463483871" calcext:value-type="float">
            <text:p>81.395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87205714286" calcext:value-type="float">
            <text:p>81.6387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86041290323" calcext:value-type="float">
            <text:p>81.328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33409032258" calcext:value-type="float">
            <text:p>81.373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9419354839" calcext:value-type="float">
            <text:p>81.30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5976" calcext:value-type="float">
            <text:p>81.31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97261935484" calcext:value-type="float">
            <text:p>81.3097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9442580645" calcext:value-type="float">
            <text:p>81.296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1656" calcext:value-type="float">
            <text:p>81.28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65625806452" calcext:value-type="float">
            <text:p>81.26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72416" calcext:value-type="float">
            <text:p>81.2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47638709678" calcext:value-type="float">
            <text:p>81.2547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48300689655" calcext:value-type="float">
            <text:p>81.26483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80663225807" calcext:value-type="float">
            <text:p>81.2780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01310967742" calcext:value-type="float">
            <text:p>81.280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62653333334" calcext:value-type="float">
            <text:p>81.286265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85716363637" calcext:value-type="float">
            <text:p>81.2585716363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96683870968" calcext:value-type="float">
            <text:p>81.289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66781935484" calcext:value-type="float">
            <text:p>81.306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742" calcext:value-type="float">
            <text:p>81.24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33122580645" calcext:value-type="float">
            <text:p>81.193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16512" calcext:value-type="float">
            <text:p>81.1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2856774194" calcext:value-type="float">
            <text:p>81.177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1393548387" calcext:value-type="float">
            <text:p>81.17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27968" calcext:value-type="float">
            <text:p>81.1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64123870968" calcext:value-type="float">
            <text:p>81.146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99952" calcext:value-type="float">
            <text:p>81.13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4376516129" calcext:value-type="float">
            <text:p>81.154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5265" calcext:value-type="float">
            <text:p>81.174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21113572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20" meta:object-count="0"/>
    <meta:user-defined meta:name="AppVersion">3.0</meta:user-defined>
  </office:meta>
</office:document-meta>
</file>